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officeooo:rsid="0014b7e3" officeooo:paragraph-rsid="0014b7e3"/>
    </style:style>
    <style:style style:name="P2" style:family="paragraph" style:parent-style-name="Preformatted_20_Text">
      <style:text-properties fo:font-weight="bold" officeooo:rsid="0014b7e3" officeooo:paragraph-rsid="0014b7e3" style:font-weight-asian="bold" style:font-weight-complex="bold"/>
    </style:style>
    <style:style style:name="P3" style:family="paragraph" style:parent-style-name="Preformatted_20_Text">
      <style:text-properties fo:font-size="12pt" fo:font-weight="bold" officeooo:rsid="0014b7e3" officeooo:paragraph-rsid="0014b7e3" style:font-size-asian="12pt" style:font-weight-asian="bold" style:font-size-complex="12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ff"/>
    </style:style>
    <style:style style:name="T3" style:family="text">
      <style:text-properties fo:color="#0000ff"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cc00"/>
    </style:style>
    <style:style style:name="T6" style:family="text">
      <style:text-properties fo:color="#9900ff"/>
    </style:style>
    <style:style style:name="T7" style:family="text">
      <style:text-properties fo:color="#6600ff"/>
    </style:style>
    <style:style style:name="T8" style:family="text">
      <style:text-properties fo:color="#990099"/>
    </style:style>
    <style:style style:name="T9" style:family="text">
      <style:text-properties fo:color="#ff33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ocumentação SmallBI API</text:p>
      <text:p text:style-name="P1"/>
      <text:p text:style-name="P2">Entidade Cidade:</text:p>
      <text:p text:style-name="P1">url: <text:span text:style-name="T3">"http://localhost:8080/SmallBI_WebService/rest/cidade/"</text:span></text:p>
      <text:p text:style-name="P1"/>
      <text:p text:style-name="P2">Listar: </text:p>
      <text:p text:style-name="P1"><text:span text:style-name="T4">Método: </text:span><text:span text:style-name="T5">GET</text:span></text:p>
      <text:p text:style-name="P1"><text:span text:style-name="T4">Path:</text:span> <text:span text:style-name="T2">"http://localhost:8080/SmallBI_WebService/rest/cidade/listar"</text:span></text:p>
      <text:p text:style-name="P1"/>
      <text:p text:style-name="P2">Adicionar:</text:p>
      <text:p text:style-name="P1"><text:span text:style-name="T4">Método:</text:span> <text:span text:style-name="T5">POST</text:span></text:p>
      <text:p text:style-name="P1"><text:span text:style-name="T4">Path:</text:span> <text:span text:style-name="T2">"http://localhost:8080/SmallBI_WebService/rest/cidade/adicionar"</text:span></text:p>
      <text:p text:style-name="P1"><text:span text:style-name="T4">Parametros:</text:span> "application/json"</text:p>
      <text:p text:style-name="P2">Exemplo:</text:p>
      <text:p text:style-name="P1">{</text:p>
      <text:p text:style-name="P1"><text:s text:c="4"/><text:span text:style-name="T8">"usuarioId"</text:span>: <text:span text:style-name="T2">"1"</text:span>,</text:p>
      <text:p text:style-name="P1"><text:s text:c="4"/><text:span text:style-name="T8">"nomeCidade"</text:span>: <text:span text:style-name="T2">"Curitiba"</text:span>,</text:p>
      <text:p text:style-name="P1"><text:s text:c="4"/><text:span text:style-name="T8">"siglaCidade"</text:span>: <text:span text:style-name="T2">"CTBA"</text:span>,</text:p>
      <text:p text:style-name="P1"><text:s text:c="4"/><text:span text:style-name="T8">"estado"</text:span>:{<text:span text:style-name="T8">"idEstado"</text:span>:<text:span text:style-name="T2">"1"</text:span>},</text:p>
      <text:p text:style-name="P1"><text:s text:c="4"/><text:span text:style-name="T8">"status"</text:span>: <text:span text:style-name="T2">"true"</text:span></text:p>
      <text:p text:style-name="P1">}</text:p>
      <text:p text:style-name="P1">Response:</text:p>
      <text:p text:style-name="P1">if(<text:span text:style-name="T5">success</text:span>){</text:p>
      <text:p text:style-name="P1"><text:tab/><text:span text:style-name="T9">return</text:span> <text:span text:style-name="T2">true</text:span>;</text:p>
      <text:p text:style-name="P1">}else{</text:p>
      <text:p text:style-name="P1"><text:tab/><text:span text:style-name="T9">return</text:span> <text:span text:style-name="T2">false</text:span>;</text:p>
      <text:p text:style-name="P1">}</text:p>
      <text:p text:style-name="P1"/>
      <text:p text:style-name="P1">Alterar:</text:p>
      <text:p text:style-name="P1">Método: POST</text:p>
      <text:p text:style-name="P1">Path: "http://localhost:8080/SmallBI_WebService/rest/cidade/alterar"</text:p>
      <text:p text:style-name="P1">Parametros: "application/json"</text:p>
      <text:p text:style-name="P1">Exemplo:</text:p>
      <text:p text:style-name="P1">{</text:p>
      <text:p text:style-name="P1"><text:tab/>"idCidade":"5",</text:p>
      <text:p text:style-name="P1"><text:tab/>"usuarioId": "1",</text:p>
      <text:p text:style-name="P1"><text:tab/>"nomeCidade": "Londrina",</text:p>
      <text:p text:style-name="P1"><text:tab/>"siglaCidade": "LDRN",</text:p>
      <text:p text:style-name="P1"><text:tab/>"estado":{"idEstado":"1"},</text:p>
      <text:p text:style-name="P1"><text:tab/>"status": "true"</text:p>
      <text:p text:style-name="P1">}</text:p>
      <text:p text:style-name="P1">Response:</text:p>
      <text:p text:style-name="P1">if(success){</text:p>
      <text:p text:style-name="P1"><text:tab/>return true;</text:p>
      <text:p text:style-name="P1">}else{</text:p>
      <text:p text:style-name="P1"><text:tab/>return false;</text:p>
      <text:p text:style-name="P1">}</text:p>
      <text:p text:style-name="P1"/>
      <text:p text:style-name="P1">Deletar:</text:p>
      <text:p text:style-name="P1">Método: POST</text:p>
      <text:p text:style-name="P1">Path: "http://localhost:8080/SmallBI_WebService/rest/cidade/deletar"</text:p>
      <text:p text:style-name="P1">Parametros: "application/json"</text:p>
      <text:p text:style-name="P1">Exemplo:</text:p>
      <text:p text:style-name="P1">{</text:p>
      <text:p text:style-name="P1"><text:s text:c="2"/>"idCidade":"1"</text:p>
      <text:p text:style-name="P1">}</text:p>
      <text:p text:style-name="P1">Response:</text:p>
      <text:p text:style-name="P1">if(success){</text:p>
      <text:p text:style-name="P1"><text:tab/>return true;</text:p>
      <text:p text:style-name="P1">}else{</text:p>
      <text:p text:style-name="P1"><text:tab/>return false;</text:p>
      <text:p text:style-name="P1">}</text:p>
      <text:p text:style-name="P1"/>
      <text:p text:style-name="P1"><text:soft-page-break/>GetById:</text:p>
      <text:p text:style-name="P1">Método: GET</text:p>
      <text:p text:style-name="P1">Path: "http://localhost:8080/SmallBI_WebService/rest/cidade/getById/{idCidade}"</text:p>
      <text:p text:style-name="P1">Parametros: "application/json"</text:p>
      <text:p text:style-name="P1">Exemplo: </text:p>
      <text:p text:style-name="P1">http://localhost:8080/SmallBI_WebService/rest/cidade/getById/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09T17:48:19.961631409</dc:date>
    <meta:editing-duration>PT6M14S</meta:editing-duration>
    <meta:editing-cycles>1</meta:editing-cycles>
    <meta:document-statistic meta:table-count="0" meta:image-count="0" meta:object-count="0" meta:page-count="2" meta:paragraph-count="63" meta:word-count="95" meta:character-count="1207" meta:non-whitespace-character-count="1139"/>
    <meta:generator>LibreOffice/5.1.4.2$Linux_X86_64 LibreOffice_project/10m0$Build-2</meta:generator>
  </office:meta>
</office:document-meta>
</file>